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fo:margin-left="0cm" fo:margin-right="0cm" table:align="margins"/>
    </style:style>
    <style:style style:name="表格1.A" style:family="table-column">
      <style:table-column-properties style:column-width="13.986cm" style:rel-column-width="53914*"/>
    </style:style>
    <style:style style:name="表格1.B" style:family="table-column">
      <style:table-column-properties style:column-width="3.014cm" style:rel-column-width="11621*"/>
    </style:style>
    <style:style style:name="表格1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表格1.B1" style:family="table-cell">
      <style:table-cell-properties fo:background-color="#e6e6e6" fo:padding="0.097cm" fo:border="0.25pt solid #000000">
        <style:background-image/>
      </style:table-cell-properties>
    </style:style>
    <style:style style:name="表格1.A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表格1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Heading_20_1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'zh_CN')&gt;</text:placeholder></text:p>
      <text:h text:style-name="P5" text:outline-level="1">演示合同内容</text:h>
      <text:h text:style-name="Heading_20_2" text:outline-level="2">摘要</text:h>
      <text:p text:style-name="Text_20_body">这里放摘要废话。</text:p>
      <text:p text:style-name="Text_20_body"><text:text-input text:description="&lt;hello_world(o.name)&gt;">hello_world(o.name)</text:text-input></text:p>
      <text:h text:style-name="Heading_20_2" text:outline-level="2">收付款项：</text:h>
      <text:p text:style-name="Text_20_body"><text:span text:style-name="T1">笔数：</text:span><text:span text:style-name="T1"><text:text-input text:description="&lt;len(o.fund_lines)&gt;">len(o.fund_lines)</text:text-input>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Heading">说明</text:p>
          </table:table-cell>
          <table:table-cell table:style-name="表格1.B1" office:value-type="string">
            <text:p text:style-name="Table_20_Heading">金额</text:p>
          </table:table-cell>
        </table:table-row>
        <table:table-row>
          <table:table-cell table:style-name="表格1.A2" table:number-columns-spanned="2" office:value-type="string">
            <text:p text:style-name="Standard"><text:text-input text:description="&lt;for each=&quot;fl in o.fund_lines&quot;&gt;">开始循环</text:text-input></text:p>
          </table:table-cell>
          <table:covered-table-cell/>
        </table:table-row>
        <table:table-row>
          <table:table-cell table:style-name="表格1.A3" office:value-type="string">
            <text:p text:style-name="Table_20_Contents"><text:text-input text:description="&lt;fl.name&gt;">说明字段</text:text-input></text:p>
          </table:table-cell>
          <table:table-cell table:style-name="表格1.A2" office:value-type="string">
            <text:p text:style-name="P2"><text:text-input text:description="&lt;fl.amount&gt;">金额字段</text:text-input></text:p>
          </table:table-cell>
        </table:table-row>
        <table:table-row>
          <table:table-cell table:style-name="表格1.A2" table:number-columns-spanned="2" office:value-type="string">
            <text:p text:style-name="Standard"><text:text-input text:description="&lt;/for&gt;">结束循环</text:text-input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size="12pt" style:font-name-asian="宋体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normal" style:font-name-asian="黑体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size="12pt" fo:font-weight="bold" style:font-name-asian="黑体" style:font-size-asian="12pt" style:font-weight-asian="normal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text:span text:style-name="MT1">/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2-01-27T13:37:14.84</dc:date>
    <meta:editing-duration>P1DT3M11S</meta:editing-duration>
    <meta:editing-cycles>175</meta:editing-cycles>
    <meta:generator>LibreOffice/3.4$Win32 LibreOffice_project/340m1$Build-12</meta:generator>
    <meta:document-statistic meta:table-count="1" meta:image-count="0" meta:object-count="0" meta:page-count="1" meta:paragraph-count="0" meta:word-count="27" meta:character-count="101" meta:non-whitespace-character-count="106"/>
    <meta:user-defined meta:name="Info 1"/>
    <meta:user-defined meta:name="Info 2"/>
    <meta:user-defined meta:name="Info 3"/>
    <meta:user-defined meta:name="Info 4"/>
  </office:meta>
</office:document-meta>
</file>